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bf44" draw:textarea-horizontal-align="justify" draw:textarea-vertical-align="middle" draw:auto-grow-height="false" fo:min-height="1.85cm" fo:min-width="5.253cm"/>
    </style:style>
    <style:style style:name="gr2" style:family="graphic" style:parent-style-name="standard">
      <style:graphic-properties draw:textarea-horizontal-align="justify" draw:textarea-vertical-align="middle" draw:auto-grow-height="false" fo:min-height="1.85cm" fo:min-width="5.253cm"/>
    </style:style>
    <style:style style:name="gr3" style:family="graphic" style:parent-style-name="standard">
      <style:graphic-properties draw:textarea-horizontal-align="justify" draw:textarea-vertical-align="middle" draw:auto-grow-height="false" fo:min-height="1.85cm" fo:min-width="5.252cm"/>
    </style:style>
    <style:style style:name="gr4" style:family="graphic" style:parent-style-name="standard">
      <style:graphic-properties draw:fill-color="#72bf44" draw:textarea-horizontal-align="justify" draw:textarea-vertical-align="middle" draw:auto-grow-height="false" fo:min-height="1.85cm" fo:min-width="5.3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4.9cm"/>
    </style:style>
    <style:style style:name="gr6" style:family="graphic" style:parent-style-name="standard">
      <style:graphic-properties draw:textarea-horizontal-align="justify" draw:textarea-vertical-align="middle" draw:auto-grow-height="false" fo:min-height="1.05cm" fo:min-width="3.3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72bf44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6" draw:id="id6" draw:layer="layout" svg:width="5.753cm" svg:height="2.1cm" svg:x="8.7cm" svg:y="1.3cm">
          <text:p text:style-name="P1">Activity Launch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53cm" svg:height="2.1cm" svg:x="8.647cm" svg:y="4.3cm">
          <text:p text:style-name="P1">onCreate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53cm" svg:height="2.1cm" svg:x="8.647cm" svg:y="7.7cm">
          <text:p text:style-name="P1">onStart()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753cm" svg:height="2.1cm" svg:x="8.647cm" svg:y="11cm">
          <text:p text:style-name="P1">onResume()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5.753cm" svg:height="2.1cm" svg:x="8.647cm" svg:y="14.1cm">
          <text:p text:style-name="P1">Activity Runn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53cm" svg:height="2.1cm" svg:x="8.647cm" svg:y="17.1cm">
          <text:p text:style-name="P1">onPause()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753cm" svg:height="2.1cm" svg:x="8.647cm" svg:y="20.2cm">
          <text:p text:style-name="P1">onStop(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52cm" svg:height="2.1cm" svg:x="8.5cm" svg:y="23.4cm">
          <text:p text:style-name="P1">onDestroy()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8cm" svg:height="2.1cm" svg:x="8.5cm" svg:y="26.3cm">
          <text:p text:style-name="P1">Activity shutdown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5.4cm" svg:height="2cm" svg:x="1.8cm" svg:y="9.8cm">
          <text:p text:style-name="P1">App proces </text:p>
          <text:p text:style-name="P1">killed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3.8cm" svg:height="1.3cm" svg:x="16cm" svg:y="8.2cm">
          <text:p text:style-name="P1">onRestart()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1.2cm" svg:x1="14.4cm" svg:y1="15.15cm" svg:x2="14.4cm" svg:y2="12.05cm" draw:start-shape="id1" draw:start-glue-point="1" draw:end-shape="id2" svg:d="M14400 15150h1700v-3100h-1700" svg:viewBox="0 0 1701 3101">
          <text:p/>
        </draw:connector>
        <draw:connector draw:style-name="gr7" draw:text-style-name="P1" draw:layer="layout" svg:x1="14.4cm" svg:y1="21.25cm" svg:x2="17.9cm" svg:y2="9.5cm" draw:start-shape="id3" draw:start-glue-point="1" draw:end-shape="id4" draw:end-glue-point="2" svg:d="M14400 21250h3500v-11750" svg:viewBox="0 0 3501 11751">
          <text:p/>
        </draw:connector>
        <draw:connector draw:style-name="gr7" draw:text-style-name="P1" draw:layer="layout" svg:x1="8.647cm" svg:y1="21.25cm" svg:x2="4.5cm" svg:y2="11.8cm" draw:start-shape="id3" draw:start-glue-point="3" draw:end-shape="id5" draw:end-glue-point="2" svg:d="M8647 21250h-4147v-9450" svg:viewBox="0 0 4148 9451">
          <text:p/>
        </draw:connector>
        <draw:connector draw:style-name="gr7" draw:text-style-name="P1" draw:layer="layout" svg:x1="4.5cm" svg:y1="9.8cm" svg:x2="8.7cm" svg:y2="2.35cm" draw:start-shape="id5" draw:start-glue-point="0" draw:end-shape="id6" draw:end-glue-point="3" svg:d="M4500 9800v-7450h4200" svg:viewBox="0 0 4201 7451">
          <text:p/>
        </draw:connector>
        <draw:line draw:style-name="gr8" draw:text-style-name="P3" draw:layer="layout" svg:x1="8.6cm" svg:y1="18.2cm" svg:x2="4.4cm" svg:y2="18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3T17:44:32.904202585</meta:creation-date>
    <dc:date>2019-09-23T17:54:08.182282325</dc:date>
    <meta:editing-duration>PT9M35S</meta:editing-duration>
    <meta:editing-cycles>1</meta:editing-cycles>
    <meta:document-statistic meta:object-count="16"/>
    <meta:generator>LibreOffice/6.0.7.3$Linux_X86_64 LibreOffice_project/00m0$Build-3</meta:generator>
  </office:meta>
</office:document-meta>
</file>